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453949AB492AABB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99cm" svg:height="20.849cm" svg:x="0.979cm" svg:y="0.033cm">
          <draw:image xlink:href="Pictures/1000000000000780000005A0453949AB492AABB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6:44:14.641828784</meta:creation-date>
    <dc:date>2021-06-06T17:05:49.153660818</dc:date>
    <meta:editing-duration>PT21M35S</meta:editing-duration>
    <meta:editing-cycles>1</meta:editing-cycles>
    <meta:generator>LibreOffice/6.4.6.2$Linux_X86_64 LibreOffice_project/40$Build-2</meta:generator>
    <meta:document-statistic meta:object-count="1"/>
  </office:meta>
</office:document-meta>
</file>